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7.65795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88186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113434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21974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12191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966711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976793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064046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994626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080464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072572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169586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952345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068157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023585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035489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108773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206305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4202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19532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043771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481055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216897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108744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11759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088335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109987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116189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.972235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130823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925014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980142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.436738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.051633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.109555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.400735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.981812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.966475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.96812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.845056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.606073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2.522304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.083315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.088134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.065304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.098295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.945159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.089162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.979198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.025923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.048236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.080182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.122152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.942099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.055562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.083978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.159658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.392272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.994401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.022629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.111224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.008215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.967043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.112343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.023603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1.99892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.030766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.199976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.031457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.162342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.129476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.96406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.943808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.91387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.104329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.11005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.241379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.933323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.924425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.847874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.959247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.918772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.994157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.032891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.059532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.108183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.988579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.149623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.095115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.877476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.019427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.010516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.304232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.037092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.964296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.086993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.107056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.275321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.975678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.044129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937435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.151973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.186001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.31149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.116464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.479116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.237902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.485242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.007273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.068163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.010761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.021619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.125709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.270589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4.030349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.313483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5.581088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.930835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.20902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.140393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.220378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.085572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.933639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.01171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.135014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.584244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.71378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.338032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.720819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.163997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.708451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.230798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.951162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4.477156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.682017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.099688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.324321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.012897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.12634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.104947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.950221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.93978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.592289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6.828179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.120548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.001033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.015324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.023234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.020909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.167894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.214051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.044263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.07647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.225959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.995621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.167281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.011621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.016002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.676944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.864479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.864697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.984146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.982491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.870261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.796282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.031944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.980239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.922907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.900096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.933451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.093507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.164785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.964043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4.141391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.001186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.022015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.817223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.892793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.005754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.024636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.986524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.914178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.834288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.94946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.044052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.525638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.871664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.975094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.725056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.975599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.09634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.986541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.442086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4.862883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.125339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.608792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.014747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.156185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.796174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.733699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.011076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.931577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.969637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.200099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.16795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.272061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.94294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.967379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.930215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3.704506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.156983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8.386198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.214824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.003255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.846258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.916723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.969756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.252021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.316728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.118829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.960574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.519574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.93765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.805729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.031228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.985842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.906644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.852979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.893719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.856496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.829593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.019335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.820002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.000577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.797943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.110757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.996381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3.772114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.991184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4.357369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.859554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.031311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.454718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.981555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.242667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.892784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.840875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.947145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.790138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.91067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22:01:36.984453230</meta:creation-date>
    <dc:date>2019-07-11T22:21:25.528434632</dc:date>
    <meta:editing-duration>PT9M38S</meta:editing-duration>
    <meta:editing-cycles>1</meta:editing-cycles>
    <meta:document-statistic meta:table-count="1" meta:cell-count="500" meta:object-count="0"/>
    <meta:generator>LibreOffice/6.2.4.2$Linux_X86_64 LibreOffice_project/20$Build-2</meta:generator>
  </office:meta>
</office:document-meta>
</file>